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Calibri1" svg:font-family="Calibri" style:font-adornments="Általános" style:font-pitch="variable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Calibri2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Tabulátoros">
      <style:text-properties style:font-name="Linux Libertine G"/>
    </style:style>
    <style:style style:name="P3" style:family="paragraph" style:parent-style-name="Tabulátoros">
      <style:text-properties style:font-name="Linux Libertine G" style:font-name-asian="Times New Roman1" style:font-name-complex="Times New Roman1"/>
    </style:style>
    <style:style style:name="P4" style:family="paragraph" style:parent-style-name="Tabulátoros">
      <style:text-properties style:font-name="Linux Libertine G" officeooo:paragraph-rsid="00067216"/>
    </style:style>
    <style:style style:name="P5" style:family="paragraph" style:parent-style-name="Tabulátoros">
      <style:text-properties style:font-name="Linux Libertine G" officeooo:rsid="00067216" officeooo:paragraph-rsid="00067216"/>
    </style:style>
    <style:style style:name="P6" style:family="paragraph" style:parent-style-name="Kérdések">
      <style:text-properties style:font-name="DejaVu Sans1" style:font-name-asian="Times New Roman1" style:font-name-complex="Times New Roman1"/>
    </style:style>
    <style:style style:name="P7" style:family="paragraph" style:parent-style-name="Kérdések">
      <style:text-properties style:font-name="Liberation Sans1" style:font-name-asian="Times New Roman1" style:font-name-complex="Times New Roman1"/>
    </style:style>
    <style:style style:name="P8" style:family="paragraph" style:parent-style-name="Kérdések">
      <style:text-properties style:font-name="Liberation Sans1" officeooo:paragraph-rsid="000f3e3a" style:font-name-asian="Times New Roman1" style:font-name-complex="Times New Roman1"/>
    </style:style>
    <style:style style:name="P9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12" style:family="paragraph" style:parent-style-name="List_20_Paragraph">
      <style:paragraph-properties fo:line-height="107%" style:writing-mode="lr-tb"/>
      <style:text-properties style:font-name="Calibri1" fo:font-size="11pt" fo:language="hu" fo:country="HU" officeooo:paragraph-rsid="000f3e3a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13" style:family="paragraph" style:parent-style-name="Kérdések">
      <style:paragraph-properties fo:break-before="page"/>
      <style:text-properties style:font-name="Liberation Sans1" officeooo:paragraph-rsid="0010d5dc" style:font-name-asian="Times New Roman1" style:font-name-complex="Times New Roman1"/>
    </style:style>
    <style:style style:name="P14" style:family="paragraph" style:parent-style-name="List_20_Paragraph" style:list-style-name="L1">
      <style:paragraph-properties fo:line-height="107%" style:writing-mode="lr-tb"/>
      <style:text-properties officeooo:paragraph-rsid="00092d00"/>
    </style:style>
    <style:style style:name="P15" style:family="paragraph" style:parent-style-name="List_20_Paragraph" style:list-style-name="L1">
      <style:paragraph-properties fo:line-height="107%" style:writing-mode="lr-tb"/>
      <style:text-properties officeooo:paragraph-rsid="0013793c"/>
    </style:style>
    <style:style style:name="P16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paragraph-rsid="000ab157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17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paragraph-rsid="000ab157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18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paragraph-rsid="000cb4e9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19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paragraph-rsid="000e54ff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0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0ab157" officeooo:paragraph-rsid="000ab157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1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0f3e3a" officeooo:paragraph-rsid="000f3e3a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2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0f3e3a" officeooo:paragraph-rsid="0010d5dc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3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123fbe" officeooo:paragraph-rsid="00123fbe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4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13793c" officeooo:paragraph-rsid="0013793c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5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13793c" officeooo:paragraph-rsid="00143eea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6" style:family="paragraph" style:parent-style-name="List_20_Paragraph" style:list-style-name="L1">
      <style:paragraph-properties fo:line-height="107%" style:writing-mode="lr-tb"/>
      <style:text-properties style:font-name="Calibri1" fo:font-size="11pt" fo:language="hu" fo:country="HU" officeooo:rsid="00143eea" officeooo:paragraph-rsid="00143eea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P27" style:family="paragraph" style:parent-style-name="List_20_Paragraph" style:list-style-name="L1">
      <style:paragraph-properties fo:line-height="107%" style:writing-mode="lr-tb"/>
      <style:text-properties style:font-name="Calibri1" officeooo:paragraph-rsid="00123fbe" style:font-name-asian="Times New Roman1" style:font-name-complex="Times New Roman2"/>
    </style:style>
    <style:style style:name="P28" style:family="paragraph" style:parent-style-name="List_20_Paragraph" style:list-style-name="L1">
      <style:paragraph-properties fo:line-height="107%" style:writing-mode="lr-tb"/>
      <style:text-properties officeooo:rsid="00143eea" officeooo:paragraph-rsid="00143eea"/>
    </style:style>
    <style:style style:name="P29" style:family="paragraph" style:parent-style-name="Kérdések" style:list-style-name="L1">
      <style:paragraph-properties fo:margin-left="0cm" fo:margin-right="0cm" fo:line-height="107%" fo:text-indent="0cm" style:auto-text-indent="false" style:writing-mode="lr-tb"/>
      <style:text-properties fo:font-variant="small-caps" style:font-name="Liberation Sans1" officeooo:rsid="0010d5dc" officeooo:paragraph-rsid="00123fbe" style:font-name-asian="Times New Roman1" style:font-size-asian="10.5pt" style:font-weight-asian="normal" style:font-name-complex="Times New Roman1"/>
    </style:style>
    <style:style style:name="P30" style:family="paragraph" style:parent-style-name="Kérdések" style:list-style-name="L1">
      <style:paragraph-properties fo:margin-left="0cm" fo:margin-right="0cm" fo:line-height="107%" fo:text-indent="0cm" style:auto-text-indent="false" style:writing-mode="lr-tb"/>
      <style:text-properties fo:font-variant="small-caps" style:font-name="Liberation Sans1" officeooo:rsid="0010d5dc" officeooo:paragraph-rsid="00143eea" style:font-name-asian="Times New Roman1" style:font-size-asian="10.5pt" style:font-weight-asian="normal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officeooo:rsid="0010d5dc"/>
    </style:style>
    <style:style style:name="T3" style:family="text">
      <style:text-properties style:font-name-asian="Times New Roman1"/>
    </style:style>
    <style:style style:name="T4" style:family="text">
      <style:text-properties officeooo:rsid="000ab157" style:font-name-asian="Times New Roman1"/>
    </style:style>
    <style:style style:name="T5" style:family="text">
      <style:text-properties officeooo:rsid="000ca25c" style:font-name-asian="Times New Roman1"/>
    </style:style>
    <style:style style:name="T6" style:family="text">
      <style:text-properties officeooo:rsid="0006721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7216" style:font-weight-asian="bold" style:font-weight-complex="bold"/>
    </style:style>
    <style:style style:name="T9" style:family="text">
      <style:text-properties officeooo:rsid="00086f37"/>
    </style:style>
    <style:style style:name="T10" style:family="text">
      <style:text-properties officeooo:rsid="00092d00"/>
    </style:style>
    <style:style style:name="T11" style:family="text">
      <style:text-properties officeooo:rsid="000cb4e9"/>
    </style:style>
    <style:style style:name="T12" style:family="text">
      <style:text-properties style:font-name="Calibri1" fo:font-size="11pt" fo:language="hu" fo:country="HU" officeooo:rsid="0013793c" style:font-name-asian="Times New Roman1" style:font-size-asian="11pt" style:language-asian="en" style:country-asian="US" style:font-weight-asian="normal" style:font-name-complex="Times New Roman2" style:font-size-complex="11pt" style:language-complex="ar" style:country-complex="SA"/>
    </style:style>
    <style:style style:name="T13" style:family="text">
      <style:text-properties officeooo:rsid="000e54ff"/>
    </style:style>
    <style:style style:name="T14" style:family="text">
      <style:text-properties officeooo:rsid="000f3e3a"/>
    </style:style>
    <style:style style:name="T15" style:family="text">
      <style:text-properties officeooo:rsid="00123fbe"/>
    </style:style>
    <style:style style:name="T16" style:family="text">
      <style:text-properties fo:font-size="11pt" fo:language="hu" fo:country="HU" officeooo:rsid="000f3e3a" style:font-size-asian="11pt" style:language-asian="en" style:country-asian="US" style:font-weight-asian="normal" style:font-size-complex="11pt" style:language-complex="ar" style:country-complex="SA"/>
    </style:style>
    <style:style style:name="T17" style:family="text">
      <style:text-properties fo:font-size="11pt" fo:language="hu" fo:country="HU" officeooo:rsid="00123fbe" style:font-size-asian="11pt" style:language-asian="en" style:country-asian="US" style:font-weight-asian="normal" style:font-size-complex="11pt" style:language-complex="ar" style:country-complex="SA"/>
    </style:style>
    <style:style style:name="T18" style:family="text">
      <style:text-properties fo:font-variant="small-caps" style:font-name="DejaVu Sans" style:font-size-asian="10.5pt" style:font-weight-asian="normal"/>
    </style:style>
    <style:style style:name="T19" style:family="text">
      <style:text-properties fo:font-variant="small-caps" style:font-name="DejaVu Sans" officeooo:rsid="00123fbe" style:font-size-asian="10.5pt" style:font-weight-asian="normal"/>
    </style:style>
    <style:style style:name="T20" style:family="text">
      <style:text-properties officeooo:rsid="0013793c"/>
    </style:style>
    <style:style style:name="T21" style:family="text">
      <style:text-properties officeooo:rsid="00143e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Mozilla QUIZ</text:title></text:p>
      <text:p text:style-name="P10"><text:span text:style-name="T9">Mindenhol csak egy</text:span> helyes válasz <text:span text:style-name="T9">van!</text:span></text:p>
      <text:p text:style-name="Kérdések"><text:span text:style-name="T11">1. </text:span>Előfordul hogy nagy fájlo<text:span text:style-name="T18">kat (&gt;25M</text:span><text:span text:style-name="T19">B</text:span><text:span text:style-name="T18"> ) kül</text:span>denél, aminek nem szeretnéd, hogy nyoma maradjon a neten? Van ilyen szolgáltatás a Firefoxnak? </text:p>
      <text:list xml:id="list3063557288" text:style-name="L1">
        <text:list-item>
          <text:list>
            <text:list-item>
              <text:p text:style-name="P14">Nincs, erre a Microsoft <text:span text:style-name="T10">O</text:span>neDrive vagy a Google drive <text:span text:style-name="T10">a legjobb…</text:span></text:p>
            </text:list-item>
            <text:list-item>
              <text:p text:style-name="P14">Van ez a Firefox Send amellyel a végpontok közötti titkosítással oszthatsz meg fájlokat, a hivatkozások pedig automatikusan lejárnak. Így bizalmasan tarthatod <text:s/>azt, amit megosztasz, és biztosíthatod, hogy a dolgok nem maradnak örökre online.</text:p>
            </text:list-item>
            <text:list-item>
              <text:p text:style-name="P14">Nincs ezekre konkrét megoldás, marad a régi ódivatú FTP szolgáltatás.</text:p>
            </text:list-item>
          </text:list>
        </text:list-item>
      </text:list>
      <text:p text:style-name="Kérdések"><text:span text:style-name="T11">2. </text:span>Tud-e a Firefox biztonsági segítséget nyújtani az adataink megvédésével kapcsolatban?</text:p>
      <text:list xml:id="list224223001056774" text:continue-numbering="true" text:style-name="L1">
        <text:list-item>
          <text:list>
            <text:list-item>
              <text:p text:style-name="P17">Nem tud semmi félét.</text:p>
            </text:list-item>
            <text:list-item>
              <text:p text:style-name="P20">Igen, a Mozilla Security Manager mindent megtesz helyettünk.</text:p>
            </text:list-item>
            <text:list-item>
              <text:p text:style-name="P16"><text:span text:style-name="T3">Létezik a Firefox Monitor, amiben ellenőr</text:span><text:span text:style-name="T4">i</text:span><text:span text:style-name="T3">zhetjük </text:span><text:span text:style-name="T5">például </text:span><text:span text:style-name="T3">az email címünket, hogy </text:span><text:span text:style-name="T4">az </text:span><text:span text:style-name="T3">került-e már </text:span><text:span text:style-name="T4">rossz</text:span><text:span text:style-name="T3"> kezébe, illetve segít </text:span><text:span text:style-name="T4">megtenni a kezdő</text:span><text:span text:style-name="T3"> lépéseket </text:span><text:span text:style-name="T4">a biztonság </text:span><text:span text:style-name="T5">n</text:span><text:span text:style-name="T4">övelésére</text:span><text:span text:style-name="T3">.</text:span></text:p>
            </text:list-item>
          </text:list>
        </text:list-item>
      </text:list>
      <text:p text:style-name="Kérdések"><text:span text:style-name="T11">3. </text:span>Mire használható a Firefox Pocket?</text:p>
      <text:list xml:id="list224223943260553" text:continue-numbering="true" text:style-name="L1">
        <text:list-item>
          <text:list>
            <text:list-item>
              <text:p text:style-name="P18">Elmenthetjük benne a könyvjelzőinket és ezt a fiókunk szinkronizálja és minden eszközünkön láthatjuk.</text:p>
            </text:list-item>
            <text:list-item>
              <text:p text:style-name="P18">Hozzá adhatunk képeket és könnyen elérhetjük őket.</text:p>
            </text:list-item>
            <text:list-item>
              <text:p text:style-name="P18"><text:span text:style-name="T11">H</text:span>íreket olvasunk benne</text:p>
            </text:list-item>
          </text:list>
        </text:list-item>
      </text:list>
      <text:p text:style-name="P6">4.<text:tab/>Képes e a Firefox Lockwise tárolni minden adatunkat biztonságosan?</text:p>
      <text:list xml:id="list224223803514266" text:continue-numbering="true" text:style-name="L1">
        <text:list-item>
          <text:list>
            <text:list-item>
              <text:p text:style-name="P19">Nem.</text:p>
            </text:list-item>
            <text:list-item>
              <text:p text:style-name="P19"><text:span text:style-name="T13">I</text:span>gen, egy több kulcsos titkosítás van rajta amit szinte lehetetlen feltörni.</text:p>
            </text:list-item>
            <text:list-item>
              <text:p text:style-name="P19">Nem, mivel akárki hozzáférhet adatainkhoz az interneten keresztül.</text:p>
            </text:list-item>
          </text:list>
        </text:list-item>
      </text:list>
      <text:p text:style-name="P7"><text:span text:style-name="T13">5</text:span>.<text:tab/>Mire képes a Firefox Reality? </text:p>
      <text:list xml:id="list224223225229218" text:continue-numbering="true" text:style-name="L1">
        <text:list-item>
          <text:list>
            <text:list-item>
              <text:p text:style-name="P19">Egy új böngésző <text:span text:style-name="T13">(2018)</text:span>, ami<text:span text:style-name="T13">vel kihasználhatóak a virtuális valóságban rejlő lehetőségek (VR)</text:span></text:p>
            </text:list-item>
            <text:list-item>
              <text:p text:style-name="P19">Híreket tudunk olvasni ebben az appban.</text:p>
            </text:list-item>
            <text:list-item>
              <text:p text:style-name="P19">Közös csevegési felület barátokkal, ismerősökkel.</text:p>
            </text:list-item>
          </text:list>
        </text:list-item>
      </text:list>
      <text:p text:style-name="P8"><text:span text:style-name="T14">6</text:span>.<text:tab/>Mi<text:span text:style-name="T14">lyen eszközön / platformon érhető el a Firefox</text:span>? </text:p>
      <text:list xml:id="list224224913745043" text:continue-numbering="true" text:style-name="L1">
        <text:list-item>
          <text:list>
            <text:list-item>
              <text:p text:style-name="P21">Asztali gépen, táblagépen, telefonon, TV készülékeken</text:p>
            </text:list-item>
            <text:list-item>
              <text:p text:style-name="P21">Csak asztali számítógépen</text:p>
            </text:list-item>
            <text:list-item>
              <text:p text:style-name="P21">Csak Apple gépeken</text:p>
            </text:list-item>
          </text:list>
        </text:list-item>
      </text:list>
      <text:p text:style-name="P12"/>
      <text:p text:style-name="P13"><text:span text:style-name="T2">7</text:span>.<text:tab/>Mi a Firefox Nightly?</text:p>
      <text:list xml:id="list224224814885442" text:continue-numbering="true" text:style-name="L1">
        <text:list-item>
          <text:list>
            <text:list-item>
              <text:p text:style-name="P22">Ez egy tesztelői, fejlesztői platform</text:p>
            </text:list-item>
            <text:list-item>
              <text:p text:style-name="P22"><text:span text:style-name="T15">É</text:span>jszakai móddal működő böngésző</text:p>
            </text:list-item>
            <text:list-item>
              <text:p text:style-name="P27"><text:span text:style-name="T16">Éjjelente </text:span><text:span text:style-name="T17">megjelenő Firefox kiadás</text:span></text:p>
              <text:p text:style-name="P29"><text:span text:style-name="T15">8</text:span>.<text:tab/>A megjelenéskor min alapult a Mozilla böngészője?</text:p>
            </text:list-item>
            <text:list-item>
              <text:p text:style-name="P23">Internet Explorer</text:p>
            </text:list-item>
            <text:list-item>
              <text:p text:style-name="P23">Chrome</text:p>
            </text:list-item>
            <text:list-item>
              <text:p text:style-name="P23">Netscape Navigator</text:p>
              <text:p text:style-name="P29"><text:span text:style-name="T15">9</text:span>.<text:tab/><text:span text:style-name="T15">Van megoldása a dolgok internete technológiák (IOT) használatára a Mozillának</text:span>?</text:p>
            </text:list-item>
            <text:list-item>
              <text:p text:style-name="P15"><text:span text:style-name="T12">Nincs de úgyis csak </text:span>Kevin Ashton <text:span text:style-name="T20">tudja mi ez az egész.</text:span></text:p>
            </text:list-item>
            <text:list-item>
              <text:p text:style-name="P24">Igen, a Mozilla WebThings amely egy nyílt platform az IOT eszközök vezérlésére és monitorozására.</text:p>
            </text:list-item>
            <text:list-item>
              <text:p text:style-name="P24">Nem és nem is lesz.</text:p>
              <text:p text:style-name="P24"/>
              <text:p text:style-name="P30"><text:span text:style-name="T21">10</text:span>.<text:tab/><text:span text:style-name="T21">Mennyibe kerül a Mozilla megoldásainak használata</text:span>?</text:p>
            </text:list-item>
            <text:list-item>
              <text:p text:style-name="P28">A teljes értékű változatok használatának éves díja 299$ / év</text:p>
            </text:list-item>
            <text:list-item>
              <text:p text:style-name="P26">1 aranyozott latinum felhasználónként</text:p>
            </text:list-item>
            <text:list-item>
              <text:p text:style-name="P26">A Mozilla megoldása mind szabad szoftverek, amelyet a felhasználó:</text:p>
              <text:list>
                <text:list-item>
                  <text:p text:style-name="P26"><text:s/>tetszőleges céllal, tetszőleges kívánalmak szerint futtathat</text:p>
                </text:list-item>
                <text:list-item>
                  <text:p text:style-name="P26">működését tanulmányozhatja és igény szerint módosíthatja</text:p>
                </text:list-item>
                <text:list-item>
                  <text:p text:style-name="P26">szabadon másolhatja és terjesztheti, segítve ezzel a környezetében élőket</text:p>
                </text:list-item>
                <text:list-item>
                  <text:p text:style-name="P26">a módosított programot továbbterjesztheti, lehetővé téve ezzel, hogy az egyedi változtatás hasznát egy nagyobb közösség is élvezze</text:p>
                </text:list-item>
              </text:list>
              <text:p text:style-name="P25"/>
            </text:list-item>
          </text:list>
        </text:list-item>
      </text:list>
      <text:p text:style-name="P11"/>
      <text:p text:style-name="P9"/>
      <text:p text:style-name="P9"><text:span text:style-name="T7">Név:</text:span><text:tab/><text:tab/></text:p>
      <text:p text:style-name="P3"/>
      <text:p text:style-name="P3"><text:span text:style-name="T7">E-mail cím:</text:span><text:tab/><text:tab/></text:p>
      <text:p text:style-name="P5"/>
      <text:p text:style-name="P4"><text:span text:style-name="T6">□ </text:span><text:span text:style-name="T8">Szeretnék kérni e-mailben több információt, és hasznos linkeket arról, hogy miképpen vehetek részt a szabad szoftverek fejlesztésében, tesztelésében, dokumentálásában, népszerűsítésében.</text:span></text:p>
      <text:p text:style-name="P2"/>
      <text:p text:style-name="P2"><text:span text:style-name="T21">H</text:span>allottál <text:span text:style-name="T21">már</text:span> a szabad szoftverekről: <text:tab/></text:p>
      <text:p text:style-name="P2">Mi<text:span text:style-name="T21">lyen Mozilla szolgáltatást programot használsz</text:span>: <text:tab/></text:p>
      <text:p text:style-name="P2">M<text:span text:style-name="T21">elyik a kedvenc böngésződ</text:span>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Calibri1" svg:font-family="Calibri" style:font-adornments="Általános" style:font-pitch="variable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Calibri2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hu" fo:country="HU" style:font-name-asian="Calibri2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7%" fo:text-align="start" style:justify-single-word="false" fo:orphans="2" fo:widows="2" fo:text-indent="0cm" style:auto-text-indent="false" style:vertical-align="auto"/>
      <style:text-properties style:font-name="Calibri1" fo:font-family="Calibri" style:font-style-name="Általános" style:font-pitch="variable" fo:font-size="11pt" fo:language="hu" fo:country="H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officeooo:rsid="0010d5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Mozilla QUIZ</text:title><text:span text:style-name="MT1"><text:tab/><text:tab/></text:span>201<text:span text:style-name="MT2">9</text:span></text:p>
      </style:header>
      <style:footer>
        <text:p text:style-name="Footer"><text:tab/>[ <text:page-number text:select-page="current">2</text:page-number><text:s/>| <text:page-count>2</text:page-count><text:s/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9-07-17T22:42:22.684000000</dc:date>
    <meta:editing-duration>PT8H52M19S</meta:editing-duration>
    <meta:editing-cycles>186</meta:editing-cycles>
    <meta:generator>LibreOffice/6.2.1.2$Windows_X86_64 LibreOffice_project/7bcb35dc3024a62dea0caee87020152d1ee96e71</meta:generator>
    <dc:title>Mozilla QUIZ</dc:title>
    <meta:printed-by>kami </meta:printed-by>
    <meta:print-date>2011-07-13T12:19:27</meta:print-date>
    <meta:keyword>Mozilla</meta:keyword>
    <meta:keyword>Firefox</meta:keyword>
    <meta:document-statistic meta:table-count="0" meta:image-count="0" meta:object-count="0" meta:page-count="2" meta:paragraph-count="56" meta:word-count="465" meta:character-count="3092" meta:non-whitespace-character-count="2703"/>
    <meta:user-defined meta:name="Szerkesztő">Simon Nándor</meta:user-defined>
  </office:meta>
</office:document-meta>
</file>